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>
      <style:graphic-properties style:protect="size"/>
    </style:style>
    <style:style style:name="pr1" style:family="presentation" style:parent-style-name="Alapértelmezett-title">
      <style:graphic-properties draw:fill-color="#ffffff" draw:auto-grow-height="true" fo:min-height="3.507cm"/>
    </style:style>
    <style:style style:name="pr2" style:family="presentation" style:parent-style-name="Alapértelmezett-subtitle">
      <style:graphic-properties draw:fill-color="#ffffff" fo:min-height="13.609cm"/>
    </style:style>
    <style:style style:name="pr3" style:family="presentation" style:parent-style-name="Alapértelmezett-notes" style:list-style-name="L3">
      <style:graphic-properties draw:fill-color="#ffffff" draw:auto-grow-height="true" fo:min-height="13.365cm"/>
    </style:style>
    <style:style style:name="pr4" style:family="presentation" style:parent-style-name="Alapértelmezett-outline1">
      <style:graphic-properties draw:fill-color="#ffffff" fo:min-height="13.609cm"/>
    </style:style>
    <style:style style:name="pr5" style:family="presentation" style:parent-style-name="Alapértelmezett-notes" style:list-style-name="L3">
      <style:graphic-properties draw:fill-color="#ffffff" draw:auto-grow-height="true" fo:min-height="13.365cm"/>
    </style:style>
    <style:style style:name="pr6" style:family="presentation" style:parent-style-name="Alapértelmezett-notes" style:list-style-name="L3">
      <style:graphic-properties draw:fill-color="#ffffff" draw:auto-grow-height="true" fo:min-height="13.365cm"/>
    </style:style>
    <style:style style:name="pr7" style:family="presentation" style:parent-style-name="Alapértelmezett-notes" style:list-style-name="L3">
      <style:graphic-properties draw:fill-color="#ffffff" draw:auto-grow-height="true" fo:min-height="13.365cm"/>
    </style:style>
    <style:style style:name="pr8" style:family="presentation" style:parent-style-name="Alapértelmezett-notes" style:list-style-name="L3">
      <style:graphic-properties draw:fill-color="#ffffff" draw:auto-grow-height="true" fo:min-height="13.365cm"/>
    </style:style>
    <style:style style:name="pr9" style:family="presentation" style:parent-style-name="Alapértelmezett-notes" style:list-style-name="L3">
      <style:graphic-properties draw:fill-color="#ffffff" draw:auto-grow-height="true" fo:min-height="13.365cm"/>
    </style:style>
    <style:style style:name="pr10" style:family="presentation" style:parent-style-name="Alapértelmezett-outline1">
      <style:graphic-properties draw:fill-color="#ffffff" draw:auto-grow-height="true" fo:min-height="13.86cm"/>
    </style:style>
    <style:style style:name="pr11" style:family="presentation" style:parent-style-name="Alapértelmezett-notes" style:list-style-name="L3">
      <style:graphic-properties draw:fill-color="#ffffff" draw:auto-grow-height="true" fo:min-height="13.365cm"/>
    </style:style>
    <style:style style:name="pr12" style:family="presentation" style:parent-style-name="Alapértelmezett-notes" style:list-style-name="L3">
      <style:graphic-properties draw:fill-color="#ffffff" draw:auto-grow-height="true" fo:min-height="13.365cm"/>
    </style:style>
    <style:style style:name="pr13" style:family="presentation" style:parent-style-name="Alapértelmezett-notes" style:list-style-name="L3">
      <style:graphic-properties draw:fill-color="#ffffff" draw:auto-grow-height="true" fo:min-height="13.365cm"/>
    </style:style>
    <style:style style:name="pr14" style:family="presentation" style:parent-style-name="Alapértelmezett-notes" style:list-style-name="L3">
      <style:graphic-properties draw:fill-color="#ffffff" draw:auto-grow-height="true" fo:min-height="13.365cm"/>
    </style:style>
    <style:style style:name="pr15" style:family="presentation" style:parent-style-name="Alapértelmezett-notes" style:list-style-name="L3">
      <style:graphic-properties draw:fill-color="#ffffff" draw:auto-grow-height="true" fo:min-height="13.365cm"/>
    </style:style>
    <style:style style:name="pr16" style:family="presentation" style:parent-style-name="Alapértelmezett-title">
      <style:graphic-properties draw:fill-color="#ffffff" fo:min-height="3.256cm"/>
    </style:style>
    <style:style style:name="pr17" style:family="presentation" style:parent-style-name="Alapértelmezett-notes">
      <style:graphic-properties draw:fill-color="#ffffff" draw:auto-grow-height="true" fo:min-height="13.365cm"/>
    </style:style>
    <style:style style:name="pr18" style:family="presentation" style:parent-style-name="Alapértelmezett-notes" style:list-style-name="L3">
      <style:graphic-properties draw:fill-color="#ffffff" draw:auto-grow-height="true" fo:min-height="13.365cm"/>
    </style:style>
    <style:style style:name="pr19" style:family="presentation" style:parent-style-name="Alapértelmezett-notes" style:list-style-name="L3">
      <style:graphic-properties draw:fill-color="#ffffff" draw:auto-grow-height="true" fo:min-height="13.365cm"/>
    </style:style>
    <style:style style:name="pr20" style:family="presentation" style:parent-style-name="Alapértelmezett-notes" style:list-style-name="L3">
      <style:graphic-properties draw:fill-color="#ffffff" draw:auto-grow-height="true" fo:min-height="13.365cm"/>
    </style:style>
    <style:style style:name="pr21" style:family="presentation" style:parent-style-name="Alapértelmezett-notes" style:list-style-name="L3">
      <style:graphic-properties draw:fill-color="#ffffff" draw:auto-grow-height="true" fo:min-height="13.365cm"/>
    </style:style>
    <style:style style:name="pr22" style:family="presentation" style:parent-style-name="Alapértelmezett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6" style:family="paragraph">
      <style:paragraph-properties fo:margin-left="1.2cm" fo:margin-right="0cm" fo:text-indent="-0.9cm"/>
      <style:text-properties fo:font-size="32pt"/>
    </style:style>
    <style:style style:name="P7" style:family="paragraph">
      <style:text-properties fo:font-size="20pt"/>
    </style:style>
    <style:style style:name="T1" style:family="text">
      <style:text-properties style:text-underline-style="none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3 újdonságai</text:p>
          </draw:text-box>
        </draw:frame>
        <draw:frame presentation:style-name="pr2" draw:text-style-name="P1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 draw:id="id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múltja (1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tarDivision kereskedelmi terméke a StarOffice</text:p>
              </text:list-item>
              <text:list-item>
                <text:p text:style-name="P1">A SUN Microsystems felvásárolja a céget (1999)</text:p>
              </text:list-item>
              <text:list-item>
                <text:p text:style-name="P1">Az irodai programcsomag nyílt forráskódúvá tétele (2000) – LGPL és SISSL licenc alatt – OpenOffice.org néven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lapértelmezett" presentation:presentation-page-layout-name="AL2T1" draw:id="id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múltja (2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z OpenOffice.org alapján készül a SUN kereskedelmi terméke a StarOffice</text:p>
              </text:list-item>
              <text:list-item>
                <text:p text:style-name="P1">Az OpenOffice.org 2.0 (2005) Megújulás és nyitás a közösség felé – csak LGPL licenc</text:p>
              </text:list-item>
              <text:list-item>
                <text:p text:style-name="P1">Származtatott változatok megjelenése: OpenOffice.org Novell Edition, RedOffice, MagyarOffice, EuroOffice, OxygenOffice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 draw:id="id4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elene (1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UN által koordinált közösségi projekt</text:p>
              </text:list-item>
              <text:list-item>
                <text:p text:style-name="P1">Széles közösségi hozzájáruló csoport</text:p>
              </text:list-item>
              <text:list-item>
                <text:p text:style-name="P1">Céges háttérrel támogatott fejlesztések (SUN, Novell, IBM, RedFlag 2000)</text:p>
              </text:list-item>
              <text:list-item>
                <text:p text:style-name="P1">Mindenki könnyedén lehet hozzájáruló</text:p>
              </text:list-item>
              <text:list-item>
                <text:p text:style-name="P1">Egyre nagyobb iparági elfogadottság az állami és a privát szektorban is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lapértelmezett" presentation:presentation-page-layout-name="AL2T1" draw:id="id5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elene (2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Open Document Format ISO (ISO/IEC 26300:2006) szabvány fájlformátum használata</text:p>
              </text:list-item>
              <text:list-item>
                <text:p text:style-name="P1">Platformfüggetlen átjáró Windows, Linux, Solaris és Mac rendszerek között</text:p>
              </text:list-item>
              <text:list-item>
                <text:p text:style-name="P1">Kiterjesztések széleskörű használata:<text:line-break/>„A Firefox modell”</text:p>
              </text:list-item>
              <text:list-item>
                <text:p text:style-name="P1">Programozhatóság</text:p>
                <text:list>
                  <text:list-item>
                    <text:p text:style-name="P1">Belső: StarBasic</text:p>
                  </text:list-item>
                  <text:list-item>
                    <text:p text:style-name="P1">Külső: C, C++, Python, Java, ...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lapértelmezett" presentation:presentation-page-layout-name="AL2T1" draw:id="id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elene (3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ktuális verzió: 2.4.1</text:p>
                <text:list>
                  <text:list-item>
                    <text:p text:style-name="P1">Megjelent: 2008. június</text:p>
                  </text:list-item>
                </text:list>
              </text:list-item>
              <text:list-item>
                <text:p text:style-name="P1">Jelenlegi kiadási ciklus</text:p>
                <text:list>
                  <text:list-item>
                    <text:p text:style-name="P1">Évente két új képességeket nyújtó verzió (3.x)</text:p>
                    <text:list>
                      <text:list-item>
                        <text:p text:style-name="P1">Új funkciók és hibajavítások</text:p>
                      </text:list-item>
                    </text:list>
                  </text:list-item>
                  <text:list-item>
                    <text:p text:style-name="P1">Közben egy-egy hibajavító kiadás (3.x.y)</text:p>
                    <text:list>
                      <text:list-item>
                        <text:p text:style-name="P1">Hibajavításo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 draw:id="id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 a 3-as verzióban (1)</text:p>
          </draw:text-box>
        </draw:frame>
        <draw:frame presentation:style-name="pr10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Open Document Format 1.2 verzió használata (van kompatibilitási mód az 1.0 verzióval)</text:p>
              </text:list-item>
              <text:list-item>
                <text:p text:style-name="P1">Microsoft Office 2007 fájlformátumok (Office OpenXML) olvasása</text:p>
              </text:list-item>
              <text:list-item>
                <text:p text:style-name="P1">Támogatott platform: MAC OS X (X11 → Aqua)</text:p>
              </text:list-item>
              <text:list-item>
                <text:p text:style-name="P1">Új alapértelmezett ikonkészlet: Galaxy</text:p>
              </text:list-item>
              <text:list-item>
                <text:p text:style-name="P1">Új ikonok a programokhoz, fájltípusokhoz</text:p>
              </text:list-item>
              <text:list-item>
                <text:p text:style-name="P1">Indítóközpont bevezetése</text:p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lapértelmezett" presentation:presentation-page-layout-name="AL2T1" draw:id="id8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 a 3-as verzióban (2)</text:p>
          </draw:text-box>
        </draw:frame>
        <draw:frame presentation:style-name="pr10" draw:text-style-name="P3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1">Továbbfejlesztett XHTML exportálás</text:p>
              </text:list-item>
              <text:list-item>
                <text:p text:style-name="P1">Új Kiterjesztéskezelő ablak</text:p>
              </text:list-item>
              <text:list-item>
                <text:p text:style-name="P1">Letiltott ikonok szebb megjelenítése</text:p>
              </text:list-item>
              <text:list-item>
                <text:p text:style-name="P1">UOF (Uniform Office Format) formátumú fájlok olvasása</text:p>
              </text:list-item>
              <text:list-item>
                <text:p text:style-name="P1">Továbbfejlesztett EMF+ tartalom leképzés</text:p>
              </text:list-item>
              <text:list-item>
                <text:p text:style-name="P1"><text:span text:style-name="T1">Három rétegű OpenOffice.org</text:span></text:p>
              </text:list-item>
              <text:list-item>
                <text:p text:style-name="P1"><text:span text:style-name="T1">OpenOffice.org URE (UNO Runtime Environment) </text:span><text:span text:style-name="T1">nélkül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lapértelmezett" presentation:presentation-page-layout-name="AL2T1" draw:id="id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 a 3-as verzióban (3)</text:p>
          </draw:text-box>
        </draw:frame>
        <draw:frame presentation:style-name="pr10" draw:text-style-name="P3" draw:layer="layout" svg:width="25.199cm" svg:height="22.725cm" svg:x="1.4cm" svg:y="4.838cm" presentation:class="outline" presentation:user-transformed="true">
          <draw:text-box>
            <text:list text:style-name="L2">
              <text:list-item>
                <text:p text:style-name="P1">PostScript OpenType betűkészletek megjelenítése Linux és Solaris platformokon</text:p>
              </text:list-item>
              <text:list-item>
                <text:p text:style-name="P1">Súgó jobb megjelenítése</text:p>
              </text:list-item>
              <text:list-item>
                <text:p text:style-name="P1"/>
              </text:list-item>
              <text:list-item>
                <text:p text:style-name="P1"><text:span text:style-name="T1">Reimplement file locking using an additional file 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Support for Indian and Bhutanese numbering systems, grouping not in thousands. </text:span></text:p>
              </text:list-item>
              <text:list-item>
                <text:p text:style-name="P1"><text:span text:style-name="T1">Inclusion of languages Bodo, Dogri, Maithili and Santali in the Locale Setting dialog box,</text:span></text:p>
              </text:list-item>
              <text:list-item>
                <text:p text:style-name="P1"><text:span text:style-name="T1">Locale data for Guaraní </text:span></text:p>
              </text:list-item>
              <text:list-item>
                <text:p text:style-name="P1">Vista integráció</text:p>
              </text:list-item>
              <text:list-item>
                <text:p text:style-name="P1">Unicode-os Windows kicsomagoló (NSIS)</text:p>
              </text:list-item>
              <text:list-item>
                <text:p text:style-name="P1">Várható megjelenés: 2008. szeptember 16.</text:p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 draw:id="id1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Kiterjesztések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yelvi eszközök kiterjesztésként</text:p>
              </text:list-item>
              <text:list-item>
                <text:p text:style-name="P1">Kiterjesztések által bővíthető súgó</text:p>
              </text:list-item>
              <text:list-item>
                <text:p text:style-name="P1">Kiterjesztések beállító panele integrálódhat az OpenOffice.org beállító ablakába</text:p>
              </text:list-item>
              <text:list-item>
                <text:p text:style-name="P1"><text:span text:style-name="T1">A már nem </text:span><text:span text:style-name="T1">használt pkgchk program eltávolítása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2T1" draw:id="id1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Writer</text:p>
          </draw:text-box>
        </draw:frame>
        <draw:frame presentation:style-name="pr10" draw:text-style-name="P3" draw:layer="layout" svg:width="25.199cm" svg:height="14.73cm" svg:x="1.4cm" svg:y="4.914cm" presentation:class="outline" presentation:user-transformed="true">
          <draw:text-box>
            <text:list text:style-name="L2">
              <text:list-item>
                <text:p text:style-name="P1">Notes2 – Jegyzetek újratöltve</text:p>
              </text:list-item>
              <text:list-item>
                <text:p text:style-name="P1">Többoldalas nézet: oldalpárok, több oldal</text:p>
              </text:list-item>
              <text:list-item>
                <text:p text:style-name="P1">Nagyítás az állapotsorban csúszkával</text:p>
              </text:list-item>
              <text:list-item>
                <text:p text:style-name="P1">Továbbfejlesztett kereszthivatkozások</text:p>
              </text:list-item>
              <text:list-item>
                <text:p text:style-name="P1">WordPerfect formátumú fájlok olvasása – <text:s/>fejlesztések</text:p>
              </text:list-item>
              <text:list-item>
                <text:p text:style-name="P1">T602 formátumú fájlok olvasása</text:p>
              </text:list-item>
              <text:list-item>
                <text:p text:style-name="P1">Kiterjesztésként:</text:p>
                <text:list>
                  <text:list-item>
                    <text:p text:style-name="P1">WikiMedia exportáló eszköz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apértelmezett" presentation:presentation-page-layout-name="AL2T1" draw:id="id12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Writer – Notes2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apértelmezett" presentation:presentation-page-layout-name="AL2T1" draw:id="id13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Writer – Többoldalas nézet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apértelmezett" presentation:presentation-page-layout-name="AL2T1" draw:id="id14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 presentation:user-transformed="true">
          <draw:text-box>
            <text:p text:style-name="P1">Writer – Nagyítás csúszkával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apértelmezett" presentation:presentation-page-layout-name="AL2T1" draw:id="id15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 presentation:user-transformed="true">
          <draw:text-box>
            <text:p text:style-name="P1">Writer – Kereszthivatkozások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apértelmezett" presentation:presentation-page-layout-name="AL2T1" draw:id="id16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Writer - WikiMedia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apértelmezett" presentation:presentation-page-layout-name="AL2T1" draw:id="id1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Calc</text:p>
          </draw:text-box>
        </draw:frame>
        <draw:frame presentation:style-name="pr10" draw:text-style-name="P3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1">Open Document Format Formula teljes támogatása </text:p>
              </text:list-item>
              <text:list-item>
                <text:p text:style-name="P1">Megoldó (Solver)</text:p>
              </text:list-item>
              <text:list-item>
                <text:p text:style-name="P1">Kollektív táblázat szerkesztés</text:p>
              </text:list-item>
              <text:list-item>
                <text:p text:style-name="P1">Szűrés lehetőségeinek bővítése, adatkezelés javítása</text:p>
              </text:list-item>
              <text:list-item>
                <text:p text:style-name="P1">Oszlopok számának bővítése 256-ról 1024-re</text:p>
              </text:list-item>
              <text:list-item>
                <text:p text:style-name="P1">Kijelölés modernebb megjelenítése</text:p>
              </text:list-item>
              <text:list-item>
                <text:p text:style-name="P1">Átméretezhető margók a nyomtatási képen</text:p>
              </text:list-item>
            </text:list>
          </draw:text-box>
        </draw:frame>
        <anim:par presentation:node-type="timing-root">
          <anim:par smil:begin="id1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apértelmezett" presentation:presentation-page-layout-name="AL2T1" draw:id="id18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Calc - ODFF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apértelmezett" presentation:presentation-page-layout-name="AL2T1" draw:id="id19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Calc – Megoldó (Solver)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apértelmezett" presentation:presentation-page-layout-name="AL2T1" draw:id="id20">
        <office:forms form:automatic-focus="false" form:apply-design-mode="false"/>
        <draw:frame presentation:style-name="pr16" draw:text-style-name="P1" draw:layer="layout" svg:width="25.199cm" svg:height="3.473cm" svg:x="1.4cm" svg:y="0.854cm" presentation:class="title" presentation:user-transformed="true">
          <draw:text-box>
            <text:p text:style-name="P1">Calc – Kollektív táblázat szerkesztés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apértelmezett" presentation:presentation-page-layout-name="AL2T1" draw:id="id2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alc – Szűrés továbbfejlesztése</text:p>
          </draw:text-box>
        </draw:frame>
        <draw:frame presentation:style-name="pr10" draw:text-style-name="P3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apértelmezett" presentation:presentation-page-layout-name="AL2T1" draw:id="id22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Calc – 1024 oszlop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apértelmezett" presentation:presentation-page-layout-name="AL2T1" draw:id="id23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Calc – Kijelölés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apértelmezett" presentation:presentation-page-layout-name="AL2T1" draw:id="id24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Impress</text:p>
          </draw:text-box>
        </draw:frame>
        <draw:frame presentation:style-name="pr10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Natív táblázat kezelés</text:span></text:p>
              </text:list-item>
              <text:list-item>
                <text:p text:style-name="P1"><text:span text:style-name="T2">Képek vágása interaktív módon</text:span></text:p>
              </text:list-item>
              <text:list-item>
                <text:p text:style-name="P1"><text:span text:style-name="T2">Kiterjesztésként:</text:span></text:p>
                <text:list>
                  <text:list-item>
                    <text:p text:style-name="P1"><text:span text:style-name="T2">Konzol az előadónak</text:span></text:p>
                  </text:list-item>
                  <text:list-item>
                    <text:p text:style-name="P1"><text:span text:style-name="T2">Bemutató méretcsökkent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apértelmezett" presentation:presentation-page-layout-name="AL2T1" draw:id="id25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Impress - Táblázatok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apértelmezett" presentation:presentation-page-layout-name="AL2T1" draw:id="id26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Impress – Képek vágása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apértelmezett" presentation:presentation-page-layout-name="AL2T1" draw:id="id27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Impress – Előadói konzol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apértelmezett" presentation:presentation-page-layout-name="AL2T1" draw:id="id28">
        <office:forms form:automatic-focus="false" form:apply-design-mode="false"/>
        <draw:frame presentation:style-name="pr16" draw:text-style-name="P1" draw:layer="layout" svg:width="25.199cm" svg:height="3.256cm" svg:x="1.4cm" svg:y="0.962cm" presentation:class="title">
          <draw:text-box>
            <text:p text:style-name="P1">Impress - Méretcsökkentő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apértelmezett" presentation:presentation-page-layout-name="AL2T1" draw:id="id2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Base</text:p>
          </draw:text-box>
        </draw:frame>
        <draw:frame presentation:style-name="pr4" draw:text-style-name="P3" draw:layer="layout" svg:width="25.199cm" svg:height="13.73cm" svg:x="1.4cm" svg:y="4.914cm" presentation:class="outline" presentation:user-transformed="true">
          <draw:text-box>
            <text:list text:style-name="L2">
              <text:list-item>
                <text:p text:style-name="P1">let the "Address Book Data Source Wizard" use a roadmap </text:p>
              </text:list-item>
              <text:list-item>
                <text:p text:style-name="P1">API: Add ability to find which table(s) or query(s) are currently selected in the main Base window </text:p>
              </text:list-item>
              <text:list-item>
                <text:p text:style-name="P1">Database / Insert Menu, new menu item </text:p>
              </text:list-item>
              <text:list-item>
                <text:p text:style-name="P1">Database / Edit Menu / Delete Record </text:p>
              </text:list-item>
              <text:list-item>
                <text:p text:style-name="P1">Kiterjesztésként:</text:p>
                <text:list>
                  <text:list-item>
                    <text:p text:style-name="P1">Jelentéskészítő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apértelmezett" presentation:presentation-page-layout-name="AL2T1" draw:id="id3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Draw</text:p>
          </draw:text-box>
        </draw:frame>
        <draw:frame presentation:style-name="pr10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Képek vágása interaktív módon (mint az Impressben)</text:p>
              </text:list-item>
              <text:list-item>
                <text:p text:style-name="P1">Kiterjesztésként:</text:p>
                <text:list>
                  <text:list-item>
                    <text:p text:style-name="P1">PDF-import megvalósítása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apértelmezett" presentation:presentation-page-layout-name="AL2T1" draw:id="id3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Chart</text:p>
          </draw:text-box>
        </draw:frame>
        <draw:frame presentation:style-name="pr10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elect 'Range' for error bars</text:p>
              </text:list-item>
              <text:list-item>
                <text:p text:style-name="P1">title for secondary y axis </text:p>
              </text:list-item>
              <text:list-item>
                <text:p text:style-name="P1">starting angle for pie charts - rotation of pie charts </text:p>
              </text:list-item>
              <text:list-item>
                <text:p text:style-name="P1">offer clockwise direction for pie charts </text:p>
              </text:list-item>
              <text:list-item>
                <text:p text:style-name="P1">Ease editing regression lines (trendlines)</text:p>
              </text:list-item>
              <text:list-item>
                <text:p text:style-name="P1">Add Standard Error as Function for Error Bars </text:p>
              </text:list-item>
            </text:list>
          </draw:text-box>
        </draw:frame>
        <anim:par presentation:node-type="timing-root">
          <anim:par smil:begin="id3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apértelmezett" presentation:presentation-page-layout-name="AL2T1" draw:id="id3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övőj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iaci részesedés további növekedése</text:p>
              </text:list-item>
              <text:list-item>
                <text:p text:style-name="P1">Új funkciók megjelenése</text:p>
              </text:list-item>
              <text:list-item>
                <text:p text:style-name="P1">Régi funkciók javítása</text:p>
              </text:list-item>
              <text:list-item>
                <text:p text:style-name="P1">Több ODF-et kezelő program és szolgáltatás</text:p>
              </text:list-item>
              <text:list-item>
                <text:p text:style-name="P1">Kiterjesztések számának dinamikus növekedése</text:p>
              </text:list-item>
            </text:list>
          </draw:text-box>
        </draw:frame>
        <anim:par presentation:node-type="timing-root">
          <anim:par smil:begin="id3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apértelmezett" presentation:presentation-page-layout-name="AL2T1" draw:id="id3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övőj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3.0.1 verzió megjelenése: 2008. december</text:p>
                <text:list>
                  <text:list-item>
                    <text:p text:style-name="P1">hibajavítások</text:p>
                  </text:list-item>
                </text:list>
              </text:list-item>
              <text:list-item>
                <text:p text:style-name="P1">3.1 verzió megjelenése: 2009. március</text:p>
                <text:list>
                  <text:list-item>
                    <text:p text:style-name="P1">Új funkciók és hibajavítások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apértelmezett" presentation:presentation-page-layout-name="AL2T1" draw:id="id34">
        <office:forms form:automatic-focus="false" form:apply-design-mode="false"/>
        <draw:frame presentation:style-name="pr16" draw:layer="layout" svg:width="25.199cm" svg:height="3.256cm" svg:x="1.4cm" svg:y="0.962cm" presentation:class="title">
          <draw:text-box>
            <text:p text:style-name="P1">Új funkciók... Mi? Mikor? Honna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eépítve</text:p>
                <text:list>
                  <text:list-item>
                    <text:p text:style-name="P1">Azonnal – a származtatott verziókból</text:p>
                  </text:list-item>
                  <text:list-item>
                    <text:p text:style-name="P1">Jövőbeli új kiadásokból</text:p>
                  </text:list-item>
                </text:list>
              </text:list-item>
              <text:list-item>
                <text:p text:style-name="P1">Kiterjesztésként</text:p>
                <text:list>
                  <text:list-item>
                    <text:p text:style-name="P1">Azonnal – a kiterjesztések weboldaláról letöltve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apértelmezett" presentation:presentation-page-layout-name="AL2T1" draw:id="id35">
        <office:forms form:automatic-focus="false" form:apply-design-mode="false"/>
        <draw:frame presentation:style-name="pr16" draw:layer="layout" svg:width="25.199cm" svg:height="3.256cm" svg:x="1.4cm" svg:y="0.962cm" presentation:class="title">
          <draw:text-box>
            <text:p text:style-name="P1">Már elérhető új funkciók (1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orks formátumú fájlok olvasása</text:p>
              </text:list-item>
              <text:list-item>
                <text:p text:style-name="P1">SVG formátumú fájlok olvasása</text:p>
              </text:list-item>
              <text:list-item>
                <text:p text:style-name="P1">Közvetlen mezőszerkesztés</text:p>
              </text:list-item>
              <text:list-item>
                <text:p text:style-name="P1">Jobb multimédiás képességek (Linux)</text:p>
              </text:list-item>
              <text:list-item>
                <text:p text:style-name="P1">3D-s diaátmenetek(Linux)</text:p>
              </text:list-item>
            </text:list>
          </draw:text-box>
        </draw:frame>
        <anim:par presentation:node-type="timing-root">
          <anim:par smil:begin="id3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apértelmezett" presentation:presentation-page-layout-name="AL2T1" draw:id="id36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1">Már elérhető új funkciók (2)</text:p>
          </draw:text-box>
        </draw:frame>
        <draw:frame presentation:style-name="pr4" draw:layer="layout" svg:width="25.199cm" svg:height="13.609cm" svg:x="1.4cm" svg:y="4.838cm" presentation:class="outline" presentation:user-transformed="true">
          <draw:text-box>
            <text:list text:style-name="L2">
              <text:list-item>
                <text:p text:style-name="P1">Gyorsindító (Linux)</text:p>
              </text:list-item>
              <text:list-item>
                <text:p text:style-name="P1">Visual Basic for Applications (VBA) makrók futtatása a Calc programban</text:p>
              </text:list-item>
              <text:list-item>
                <text:p text:style-name="P1">Mono integráció (Linux)</text:p>
              </text:list-item>
              <text:list-item>
                <text:p text:style-name="P1">WordPerfect Graphics formátumú fájlok olvasása</text:p>
              </text:list-item>
            </text:list>
          </draw:text-box>
        </draw:frame>
        <anim:par presentation:node-type="timing-root">
          <anim:par smil:begin="id3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apértelmezett" presentation:presentation-page-layout-name="AL2T1" draw:id="id37">
        <office:forms form:automatic-focus="false" form:apply-design-mode="false"/>
        <draw:frame presentation:style-name="pr16" draw:layer="layout" svg:width="25.199cm" svg:height="3.256cm" svg:x="1.4cm" svg:y="0.962cm" presentation:class="title">
          <draw:text-box>
            <text:p text:style-name="P1">Honna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indenkinek, aki Novell-féle OpenOffice.org-ot használ:</text:p>
                <text:list>
                  <text:list-item>
                    <text:p text:style-name="P1">Ubuntu és a legtöbb Linux disztribúció felhasználói</text:p>
                  </text:list-item>
                  <text:list-item>
                    <text:p text:style-name="P1">GO-OO felhasználói<text:line-break/>(<text:a xlink:href="http://www.go-oo.org/">http://www.go-oo.org/</text:a>)</text:p>
                  </text:list-item>
                  <text:list-item>
                    <text:p text:style-name="P1">OxygenOffice Professional felhasználói<text:line-break/>(<text:a xlink:href="http://ooop.sf.net/">http://ooop.sf.net/</text:a>)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apértelmezett" presentation:presentation-page-layout-name="AL2T1" draw:id="id38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1">Fejlesztések a 3-as verzió után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1">Nagyrészletességű dokumentumok (Grafikus elemek élsimítása, optimalizált grafikus elemek)</text:p>
              </text:list-item>
              <text:list-item>
                <text:p text:style-name="P1">Nagyítás csúszkával a többi komponenseben is</text:p>
              </text:list-item>
              <text:list-item>
                <text:p text:style-name="P1">Új sablon párbszédablak és sablon gyűjtemény</text:p>
              </text:list-item>
              <text:list-item>
                <text:p text:style-name="P1">Továbbfejleszett csomagolás és eszközök</text:p>
              </text:list-item>
              <text:list-item>
                <text:p text:style-name="P1">MySQL integráció</text:p>
              </text:list-item>
              <text:list-item>
                <text:p text:style-name="P1">XForms továbbfejlesztések</text:p>
              </text:list-item>
              <text:list-item>
                <text:p text:style-name="P1">OpenOffice.org Felhasználó visszajelzések kiterjesztés</text:p>
              </text:list-item>
            </text:list>
          </draw:text-box>
        </draw:frame>
        <anim:par presentation:node-type="timing-root">
          <anim:par smil:begin="id3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s_3f__20_sor_20_behúzása" style:display-name="Els? sor behúzás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>
        <text:list-style style:name="Alapértelmezet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3$Build-9344</meta:generator>
    <meta:creation-date>2008-08-08T08:37:15</meta:creation-date>
    <dc:date>2008-08-25T16:33:35</dc:date>
    <meta:editing-cycles>161</meta:editing-cycles>
    <meta:editing-duration>PT17H08M58S</meta:editing-duration>
    <dc:creator>Szalai Kálmán</dc:creator>
    <meta:document-statistic meta:object-count="170"/>
    <meta:user-defined meta:name="Információ 1"/>
    <meta:user-defined meta:name="Információ 2"/>
    <meta:user-defined meta:name="Információ 3"/>
    <meta:user-defined meta:name="Információ 4"/>
  </office:meta>
</office:document-meta>
</file>